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43in"/>
    </style:style>
    <style:style style:name="co3" style:family="table-column">
      <style:table-column-properties fo:break-before="auto" style:column-width="3.9909in"/>
    </style:style>
    <style:style style:name="co4" style:family="table-column">
      <style:table-column-properties fo:break-before="auto" style:column-width="2.111in"/>
    </style:style>
    <style:style style:name="co5" style:family="table-column">
      <style:table-column-properties fo:break-before="auto" style:column-width="1.5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Diamater of circle (H):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eltap (pixel size – output from code)</text:p>
          </table:table-cell>
          <table:table-cell office:value-type="string" calcext:value-type="string">
            <text:p>D (distance in m from camera to circle – measure)</text:p>
          </table:table-cell>
          <table:table-cell office:value-type="string" calcext:value-type="string">
            <text:p>f (focal length = (deltap * D) / H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0.5" calcext:value-type="float">
            <text:p>0.5</text:p>
          </table:table-cell>
          <table:table-cell table:formula="of:=[.B5]*[.C5]/[.$H$2]" office:value-type="float" office:value="1240" calcext:value-type="float">
            <text:p>12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0.8" calcext:value-type="float">
            <text:p>0.8</text:p>
          </table:table-cell>
          <table:table-cell table:formula="of:=[.B6]*[.C6]/[.$H$2]" office:value-type="float" office:value="1224" calcext:value-type="float">
            <text:p>12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formula="of:=[.B7]*[.C7]/[.$H$2]" office:value-type="float" office:value="1220" calcext:value-type="float">
            <text:p>12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  <table:table-cell table:formula="of:=[.B8]*[.C8]/[.$H$2]" office:value-type="float" office:value="1215" calcext:value-type="float">
            <text:p>12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[.B9]*[.C9]/[.$H$2]" office:value-type="float" office:value="1240" calcext:value-type="float">
            <text:p>12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0.4" calcext:value-type="float">
            <text:p>0.4</text:p>
          </table:table-cell>
          <table:table-cell table:formula="of:=[.B10]*[.C10]/[.$H$2]" office:value-type="float" office:value="1220" calcext:value-type="float">
            <text:p>12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verage:</text:p>
          </table:table-cell>
          <table:table-cell table:formula="of:=AVERAGE([.D5:.D10])" office:value-type="float" office:value="1226.5" calcext:value-type="float">
            <text:p>1226.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11:31:04.25537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10:45:05.370411500</meta:creation-date>
    <dc:date>2026-03-25T11:40:41.935942900</dc:date>
    <meta:editing-duration>PT33M55S</meta:editing-duration>
    <meta:editing-cycles>10</meta:editing-cycles>
    <meta:generator>LibreOffice/26.2.0.3$Windows_X86_64 LibreOffice_project/620$Build-3</meta:generator>
    <meta:document-statistic meta:table-count="1" meta:cell-count="26" meta:object-count="0"/>
  </office:meta>
</office:document-meta>
</file>